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out my farm</text:p>
      <text:p text:style-name="Subtitle">Empty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style:font-name="Open Sans Semibold" fo:font-size="14pt" fo:font-weight="600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8:33:07</meta:creation-date>
    <dc:date>2014-05-20T18:35:08</dc:date>
    <meta:editing-duration>PT2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5" meta:character-count="25" meta:non-whitespace-character-count="22"/>
  </office:meta>
</office:document-meta>
</file>